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6c879" officeooo:paragraph-rsid="0016c879"/>
    </style:style>
    <style:style style:name="P2" style:family="paragraph" style:parent-style-name="Standard" style:list-style-name="L1">
      <style:text-properties officeooo:rsid="0016c879" officeooo:paragraph-rsid="0016c879"/>
    </style:style>
    <style:style style:name="P3" style:family="paragraph" style:parent-style-name="Heading_20_1">
      <style:paragraph-properties fo:break-before="page"/>
    </style:style>
    <style:style style:name="T1" style:family="text">
      <style:text-properties officeooo:rsid="0016c879"/>
    </style:style>
    <style:style style:name="T2" style:family="text">
      <style:text-properties style:font-name="Courier 10 Pitch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9b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lickMD Technical Documentation</text:h>
      <text:p text:style-name="P1"/>
      <text:p text:style-name="Preformatted_20_Text">ClickMD is hosted at https://clickmd.ca</text:p>
      <text:p text:style-name="P1"/>
      <text:p text:style-name="P1">It is a cloud-based Linux Centos server on Softlayer Toronto.</text:p>
      <text:p text:style-name="P1">Static IP = 169.55.147.42</text:p>
      <text:p text:style-name="P1">D<text:span text:style-name="T4">NS </text:span>settings are at GoDaddy - Mocam57 account</text:p>
      <text:p text:style-name="P1"/>
      <text:p text:style-name="P1">SSL Certificate is for www.clickmd.ca</text:p>
      <text:p text:style-name="P1">Not a blanket certificate, so subdomains besides www. will not match certificate, and browsers will complain.</text:p>
      <text:p text:style-name="P1"/>
      <text:p text:style-name="P1">Emails sent by server will be sent using SMTP TLS.</text:p>
      <text:p text:style-name="Preformatted_20_Text">The account used is on Google: <text:s/>accounts@clickmd.ca <text:s text:c="2"/>smtp.gmail.com <text:s/>Port 587</text:p>
      <text:p text:style-name="P1">Typically, Google has a daily send limit of 250 for standard accounts.</text:p>
      <text:p text:style-name="P1"/>
      <text:p text:style-name="P1">The web server is a Python Flask application. Green Unicorn is used for scalability.</text:p>
      <text:p text:style-name="P1">Currently, 4 threads are running to serve content over https://.</text:p>
      <text:p text:style-name="P1">A single thread is running to handle http requests. This immediately redirects to https://</text:p>
      <text:p text:style-name="P1">No content is accessible without using SSL, including the REST end-points offered by the server.</text:p>
      <text:p text:style-name="P1"/>
      <text:p text:style-name="P1">Server-side processing of content is kept to an absolute minimum.</text:p>
      <text:p text:style-name="P1">This means that content from the server is essentially static.</text:p>
      <text:p text:style-name="P1">All dynamic content is requested by the client (browser) through REST end-points.</text:p>
      <text:p text:style-name="P1">The client-side code is implemented in javascript primariy using JQuery and Backbone.js</text:p>
      <text:p text:style-name="P1"/>
      <text:p text:style-name="P1">Browser support has not be thoroughly tested.</text:p>
      <text:p text:style-name="P1">A recent version of Chrome or Firefox is recommended.</text:p>
      <text:p text:style-name="P1">Since the user-base is relatively small and constrained (pharmacists and group homes), </text:p>
      <text:p text:style-name="P1">specifying browser requirements is reasonable.</text:p>
      <text:p text:style-name="P1"/>
      <text:p text:style-name="P1">All data is stored in a Mysql database that resides on the webserver machine.</text:p>
      <text:p text:style-name="P1">This includes; </text:p>
      <text:list xml:id="list4204133079881328461" text:style-name="L1">
        <text:list-item>
          <text:p text:style-name="P2">Health Care Provider data (the pharmacist or group home coordinator)</text:p>
        </text:list-item>
        <text:list-item>
          <text:p text:style-name="P2">Demographic data (patient information)</text:p>
        </text:list-item>
        <text:list-item>
          <text:p text:style-name="P2">Appointment data </text:p>
        </text:list-item>
      </text:list>
      <text:p text:style-name="P1"/>
      <text:p text:style-name="P1">In addition, Demographic data and Appointment data is stored in the Oscar medical information system.</text:p>
      <text:p text:style-name="P1">All data fields in Mysql are a mirror of the Oscar data. This means that limitations of Oscar are imposed in Mysql.</text:p>
      <text:p text:style-name="P1">i.e. no additional data is stored, field lengths in Oscar are the same in Mysql.</text:p>
      <text:p text:style-name="P1"/>
      <text:p text:style-name="P1"/>
      <text:p text:style-name="P1"/>
      <text:p text:style-name="P1"/>
      <text:p text:style-name="P1"/>
      <text:p text:style-name="P1"><text:soft-page-break/>The Oscar account used is called snapmd.</text:p>
      <text:p text:style-name="P1"/>
      <text:p text:style-name="P1">https://www.oscarhost.ca/snapmd</text:p>
      <text:p text:style-name="P1">username: ywang</text:p>
      <text:p text:style-name="P1">password: Dgi48***</text:p>
      <text:p text:style-name="P1">2nd level passcode: 5***</text:p>
      <text:p text:style-name="P1"><text:s/></text:p>
      <text:p text:style-name="P1">https://signup1.oscarhost.ca/snapmd/ws/</text:p>
      <text:p text:style-name="P1"/>
      <text:p text:style-name="P1">Interaction with Oscar is done using SOAP and XML.</text:p>
      <text:p text:style-name="P1"/>
      <text:p text:style-name="P1"/>
      <text:p text:style-name="P1"/>
      <text:h text:style-name="P3" text:outline-level="1">ClickMD <text:span text:style-name="T1">Use Cases</text:span></text:h>
      <text:p text:style-name="P1"/>
      <text:h text:style-name="Heading_20_3" text:outline-level="3">USING clickmd.ca</text:h>
      <text:p text:style-name="P1"/>
      <text:p text:style-name="P1">Navigate to <text:span text:style-name="T2">www.clickmd.ca</text:span> <text:s/>(default port 80)</text:p>
      <text:p text:style-name="P1"/>
      <text:p text:style-name="P1">- notice the automatic redirect to <text:span text:style-name="T2">https://www.clickmd.c</text:span>a <text:s text:c="4"/>(default port of 443)</text:p>
      <text:p text:style-name="P1"/>
      <text:p text:style-name="P1">The splash page is currently geared to patients seeking to request a medical consultation.</text:p>
      <text:p text:style-name="P1">However, the actual user of the system is a Health Care Provider who will make medical consultation requests on behalf of a patient.</text:p>
      <text:p text:style-name="P1">The process for communicating the request to a doctor is currently beyond the scope of this system.</text:p>
      <text:p text:style-name="P1">All requests made will appear in the appointment book of the SnapMD Oscar account.</text:p>
      <text:p text:style-name="P1"/>
      <text:p text:style-name="P1">The current system has a 'roughed-in' feature for Finding a Health Care Provider to be used by a patient.</text:p>
      <text:p text:style-name="P1">This feature is beyond the scope of the current version.</text:p>
      <text:p text:style-name="P1"/>
      <text:h text:style-name="Heading_20_3" text:outline-level="3">Use Case -&gt; Create an Account</text:h>
      <text:p text:style-name="P1"/>
      <text:p text:style-name="P1"><text:tab/>This is the account a Health Care Provider will use.</text:p>
      <text:p text:style-name="P1"/>
      <text:p text:style-name="P1"><text:tab/>From Login page, click 'Register'.</text:p>
      <text:p text:style-name="P1"><text:tab/>Enter required fields. (all fields are required except Address 2 and Fax)</text:p>
      <text:p text:style-name="P1"><text:tab/>Fields are individually validated according to relevant rules.</text:p>
      <text:p text:style-name="P1"><text:tab/>These rules can be easily changed a necessary.</text:p>
      <text:p text:style-name="P1"><text:tab/>For example, Province is currently constrained to ON or BC.</text:p>
      <text:p text:style-name="P1"/>
      <text:p text:style-name="P1"><text:tab/>Click '<text:span text:style-name="T3">Register</text:span>'</text:p>
      <text:p text:style-name="P1"/>
      <text:p text:style-name="P1"><text:tab/>An email will be sent to the new user.</text:p>
      <text:p text:style-name="P1"/>
      <text:h text:style-name="Heading_20_3" text:outline-level="3">Use Case -&gt; Validate Email Address</text:h>
      <text:p text:style-name="P1"><text:tab/></text:p>
      <text:p text:style-name="P1"><text:tab/>After registering, the Health Care Provider will be required to validate their email address.</text:p>
      <text:p text:style-name="P1"><text:tab/>Initially, the account is in an 'NOTACTIVATED' state.</text:p>
      <text:p text:style-name="P1"><text:tab/>Note: other possible states are: 'UNAUTHORIZED' and 'ACTIVE'</text:p>
      <text:p text:style-name="P1"/>
      <text:p text:style-name="P1"><text:tab/>A 'Welcome to ClickMD' email will appear in the user's Inbox.</text:p>
      <text:p text:style-name="P1"><text:tab/>This email will have a From address of accounts@clickmd.ca</text:p>
      <text:p text:style-name="P1"><text:tab/>The email has a link that the use must click within 1 day (or configurable) to validate their <text:tab/>email address.</text:p>
      <text:p text:style-name="P1"/>
      <text:p text:style-name="P1"><text:soft-page-break/><text:tab/>After clicking the link in the Welcome email, the user's browser will navigate to the 'Set <text:tab/>Password' page.</text:p>
      <text:p text:style-name="P1"><text:tab/></text:p>
      <text:h text:style-name="Heading_20_3" text:outline-level="3">Use Case -&gt; Set Password</text:h>
      <text:p text:style-name="P1"/>
      <text:p text:style-name="P1"><text:tab/>Matching passwords must be entered with at least 8 characters.</text:p>
      <text:p text:style-name="P1"><text:tab/>Click '<text:span text:style-name="T3">Submit</text:span>'</text:p>
      <text:p text:style-name="P1"/>
      <text:p text:style-name="P1"><text:tab/>This will set the password for the account and store it in a SHA256 hash in the database.</text:p>
      <text:p text:style-name="P1"><text:tab/>Note: there is no way to determine the actual user password.</text:p>
      <text:p text:style-name="P1"/>
      <text:p text:style-name="P1"><text:tab/>After setting the password, the account is put in an 'UNAUTHORIZED' state.</text:p>
      <text:p text:style-name="P1"/>
      <text:p text:style-name="P1"><text:tab/></text:p>
      <text:h text:style-name="Heading_20_3" text:outline-level="3">Use Case -&gt; AUTHORIZE ACCOUNT</text:h>
      <text:p text:style-name="P1"/>
      <text:p text:style-name="P1"><text:tab/>A Health Care Provider can not submit Appointment Requests until a ClickMD administrator <text:tab/>has manually authorized the account.</text:p>
      <text:p text:style-name="P1"/>
      <text:p text:style-name="P1"><text:tab/>Only ClickMD user accounts that have been configured as Administrators can authorize Health <text:tab/>Care Provider accounts.</text:p>
      <text:p text:style-name="P1"/>
      <text:p text:style-name="P1"><text:tab/>Configuring user accounts as Administrators is done by the highest level administrators. </text:p>
      <text:p text:style-name="P1"><text:tab/>This is only done by directly editing the user database.</text:p>
      <text:p text:style-name="P1"/>
      <text:p text:style-name="P1"><text:tab/>ClickMD Administrators will receive a 'ClickMD Account Authorization Request' email every <text:tab/>time a Health Care Provider registers.</text:p>
      <text:p text:style-name="P1"><text:tab/>This email has a link that will navigate their browser to the Administration page.</text:p>
      <text:p text:style-name="P1"/>
      <text:p text:style-name="P1"><text:tab/>In addition, an Administrator will also have access to an 'Administration' item in the main <text:tab/>menu.</text:p>
      <text:p text:style-name="P1"><text:tab/>Click <text:span text:style-name="T3">Main Menu -&gt; Administration</text:span> <text:s/>(or click the link in the 'Authorization Requiest' email)</text:p>
      <text:p text:style-name="P1"/>
      <text:p text:style-name="P1"><text:tab/>The Administration page displays Health Care Providers that are requesting Authorization (in <text:tab/>the 'NOTAUTHORIZED' state).</text:p>
      <text:p text:style-name="P1"><text:tab/>The Name, Organization, Phone and Email address is shown for each request.</text:p>
      <text:p text:style-name="P1"><text:tab/></text:p>
      <text:p text:style-name="P1"><text:tab/>Click '<text:span text:style-name="T3">Authorize</text:span>' for any account that has passed the manual authorization process.</text:p>
      <text:p text:style-name="P1"/>
      <text:p text:style-name="P1"><text:tab/>The Administration page continually updates to reflect all current requests. </text:p>
      <text:p text:style-name="P1"><text:tab/>This allows an Administrator to monitor all requests without relying on the Request emails.</text:p>
      <text:p text:style-name="P1"/>
      <text:p text:style-name="P1"><text:tab/>After 'Authorizing', the Health Care Provider account will be placed in the 'Active' state.</text:p>
      <text:p text:style-name="P1"/>
      <text:p text:style-name="P1"><text:tab/>The Health Care Provider will authomatically receive an email informing them that their <text:tab/>account is 'Active'.</text:p>
      <text:p text:style-name="P1"><text:soft-page-break/></text:p>
      <text:h text:style-name="Heading_20_3" text:outline-level="3">Use Case -&gt; Login</text:h>
      <text:p text:style-name="P1"><text:tab/></text:p>
      <text:p text:style-name="P1"><text:tab/>From the Splash page of ClickMD.ca,</text:p>
      <text:p text:style-name="P1"><text:tab/>Click <text:span text:style-name="T3">'Health Care Provider Login</text:span>'</text:p>
      <text:p text:style-name="P1"/>
      <text:p text:style-name="P1"><text:tab/>To get to the Splash page, enter www.clickmd.ca in the address bar of a browser,</text:p>
      <text:p text:style-name="P1"><text:tab/>or from the ClickMd.ca website, click the ClickMD logo</text:p>
      <text:p text:style-name="P1"/>
      <text:p text:style-name="P1"><text:tab/>If the account has not yet been Authorized, a message will inform the user.</text:p>
      <text:p text:style-name="P1"/>
      <text:p text:style-name="P1"><text:tab/>If the account has been Authorized, the Patient Information page will be display.</text:p>
      <text:p text:style-name="P1"/>
      <text:h text:style-name="Heading_20_3" text:outline-level="3">Use Case -&gt; Add Patient</text:h>
      <text:p text:style-name="P1"/>
      <text:p text:style-name="P1"><text:tab/>The main application dialog that will be used by a Health Care Provider is the Patient <text:tab/>Information dialog.</text:p>
      <text:p text:style-name="P1"/>
      <text:p text:style-name="P1"><text:tab/>Enter Health Insurance Number and Version Number (or click No Version Number)</text:p>
      <text:p text:style-name="P1"><text:tab/>Click '<text:span text:style-name="T3">Lookup Patient</text:span>'</text:p>
      <text:p text:style-name="P1"/>
      <text:p text:style-name="P1"><text:tab/>If the patient is new (not currently in clickmd database), </text:p>
      <text:p text:style-name="P1"><text:tab/>a black form will be presented.</text:p>
      <text:p text:style-name="P1"><text:tab/>Enter all required Patient Info.</text:p>
      <text:p text:style-name="P1"/>
      <text:p text:style-name="P1"><text:tab/>Click '<text:span text:style-name="T3">Save Patient Info'</text:span> to create the Patient record in Mysql and Oscar.</text:p>
      <text:p text:style-name="P1"/>
      <text:p text:style-name="P1"><text:tab/></text:p>
      <text:h text:style-name="Heading_20_3" text:outline-level="3">Use Case -&gt; Add Patient</text:h>
      <text:p text:style-name="P1"/>
      <text:p text:style-name="P1"><text:tab/>The main application dialog that will be used by a Health Care Provider is the Patient <text:tab/>Information dialog.</text:p>
      <text:p text:style-name="P1"/>
      <text:p text:style-name="P1"><text:tab/>Enter Health Insurance Number and Version Number (or click No Version Number)</text:p>
      <text:p text:style-name="P1"><text:tab/>Click '<text:span text:style-name="T3">Lookup Patient'</text:span></text:p>
      <text:p text:style-name="P1"/>
      <text:p text:style-name="P1"><text:tab/>If the patient is new (not currently in clickmd database), </text:p>
      <text:p text:style-name="P1"><text:tab/>a black form will be presented.</text:p>
      <text:p text:style-name="P1"><text:tab/>Enter all required Patient Info.</text:p>
      <text:p text:style-name="P1"/>
      <text:p text:style-name="P1"><text:tab/>Click '<text:span text:style-name="T3">Save Patient Info</text:span>' to create the Patient record in Mysql and Oscar.</text:p>
      <text:p text:style-name="P1"><text:tab/></text:p>
      <text:p text:style-name="P1"/>
      <text:h text:style-name="Heading_20_3" text:outline-level="3"><text:soft-page-break/>Use Case -&gt; Edit Existing Patient</text:h>
      <text:p text:style-name="P1"/>
      <text:p text:style-name="P1"><text:tab/>Enter Health Insurance Number and Version Number (or click No Version Number)</text:p>
      <text:p text:style-name="P1"><text:tab/>Click '<text:span text:style-name="T3">Lookup Patient'</text:span></text:p>
      <text:p text:style-name="P1"/>
      <text:p text:style-name="P1"><text:tab/>If the patient is exists (currently in clickmd database), </text:p>
      <text:p text:style-name="P1"><text:tab/>the existing data will be presented.</text:p>
      <text:p text:style-name="P1"><text:tab/>Edit any Patient Info as required.</text:p>
      <text:p text:style-name="P1"/>
      <text:p text:style-name="P1"><text:tab/>Click '<text:span text:style-name="T3">Save Patient Info'</text:span> to update the Patient record in Mysql and Oscar.</text:p>
      <text:p text:style-name="P1"/>
      <text:p text:style-name="P1"><text:tab/>A short-cut is also available to '<text:span text:style-name="T3">Save Patient Info and Request Appointment</text:span>' in one step.</text:p>
      <text:p text:style-name="P1"/>
      <text:p text:style-name="P1"/>
      <text:h text:style-name="Heading_20_3" text:outline-level="3">Use Case -&gt; Request Appointment</text:h>
      <text:p text:style-name="P1"/>
      <text:p text:style-name="P1"><text:tab/>Enter Health Insurance Number and Version Number (or click No Version Number)</text:p>
      <text:p text:style-name="P1"><text:tab/>Click <text:span text:style-name="T3">'Lookup Patient'</text:span></text:p>
      <text:p text:style-name="P1"/>
      <text:p text:style-name="P1"><text:tab/>If the patient is exists (currently in clickmd database), </text:p>
      <text:p text:style-name="P1"><text:tab/>the existing data will be presented.</text:p>
      <text:p text:style-name="P1"/>
      <text:p text:style-name="P1"><text:tab/>Click '<text:span text:style-name="T3">Request Appointment' </text:span></text:p>
      <text:p text:style-name="P1"/>
      <text:p text:style-name="P1"><text:tab/>Click '<text:span text:style-name="T3">Accept</text:span>' on the Waiver.</text:p>
      <text:p text:style-name="P1"><text:tab/>The actual 'Request New Appointment' dialog CAN NOT be seen without clicking 'Accept' in <text:tab/>the waiver.</text:p>
      <text:p text:style-name="P1"><text:tab/>The Health Care Provider is responsible for accepting the conditions on behalf of the Patient.</text:p>
      <text:p text:style-name="P1"><text:tab/>(note: this is a legality beyond the scope of the clickmd software and web-app)</text:p>
      <text:p text:style-name="P1"><text:tab/>The text appearing in the Waiver is entered directly into the web-app and can easily be changed <text:tab/>by the developers.</text:p>
      <text:p text:style-name="P1"/>
      <text:p text:style-name="P1"><text:tab/>The 'New Appointment' dialog copies the Relevant Medical Information and Patient Name from <text:tab/>the Patient record.</text:p>
      <text:p text:style-name="P1"><text:tab/>A field is available called 'Describe the problem you are having today'</text:p>
      <text:p text:style-name="P1"><text:tab/>This field is a concise description of the medical problem the Patient is presenting (up to 80 <text:tab/>characters)</text:p>
      <text:p text:style-name="P1"/>
      <text:p text:style-name="P1"><text:tab/>Click '<text:span text:style-name="T3">Submit New Appointment</text:span>' </text:p>
      <text:p text:style-name="P1"><text:tab/>The Appointment request will be save in Mysql and Oscar.</text:p>
      <text:p text:style-name="P1"><text:tab/>The appointment will appear in the Oscar appointment book for the SnapMD account.</text:p>
      <text:p text:style-name="P1"><text:tab/>The time on the appointment is currently the time that the request is made.</text:p>
      <text:p text:style-name="P1"><text:tab/>It is beyond the scope of the ClickMD web-app to communicate the request to participating <text:tab/>doctors.</text:p>
      <text:p text:style-name="P1"/>
      <text:h text:style-name="Heading_20_3" text:outline-level="3"><text:soft-page-break/>Use Case -&gt; See Appointment Requests.</text:h>
      <text:p text:style-name="P1"/>
      <text:p text:style-name="P1"><text:tab/>Navigate your browser to:</text:p>
      <text:p text:style-name="P1"><text:tab/></text:p>
      <text:p text:style-name="P1"><text:tab/>https://www.oscarhost.ca/snapmd</text:p>
      <text:p text:style-name="P1"><text:tab/>username: ywang</text:p>
      <text:p text:style-name="P1"><text:tab/>password: Dgi48***</text:p>
      <text:p text:style-name="P1"><text:tab/>2nd level passcode: 5***</text:p>
      <text:p text:style-name="P1"><text:tab/> </text:p>
      <text:p text:style-name="P1"><text:tab/>Appointment requests will appear in the SnapMD appointment book.</text:p>
      <text:p text:style-name="P1"><text:tab/>The time of an appointment is the time the request was made.</text:p>
      <text:p text:style-name="P1"><text:tab/>The actual booking of the video consultation is beyond the scope of the ClickMd web-app.</text:p>
      <text:p text:style-name="P1"/>
      <text:p text:style-name="P1"/>
      <text:p text:style-name="P1"/>
      <text:h text:style-name="Heading_20_3" text:outline-level="3">Use Case -&gt; Logout</text:h>
      <text:p text:style-name="P1"/>
      <text:p text:style-name="P1"><text:tab/>Click <text:span text:style-name="T3">Logout</text:span> from the main menu bar (under the Welcome 'username' label when logged in).</text:p>
      <text:p text:style-name="P1"/>
      <text:p text:style-name="P1"/>
      <text:h text:style-name="Heading_20_3" text:outline-level="3">Use Case -&gt; Reset Password/Forgot Password</text:h>
      <text:p text:style-name="P1"/>
      <text:p text:style-name="P1"><text:tab/>When not logged in, click '<text:span text:style-name="T3">Reset Password</text:span>' from the Login dialog.</text:p>
      <text:p text:style-name="P1"><text:tab/>Enter the appropriate email address.</text:p>
      <text:p text:style-name="P1"><text:tab/></text:p>
      <text:p text:style-name="P1"><text:tab/>An email will be sent with a link that can be used to reset the password within 1 day.</text:p>
      <text:p text:style-name="P1"><text:tab/>This can be done with the account is in the 'ACTIVE' or 'UNAUTHORIZED' states.</text:p>
      <text:p text:style-name="P1"/>
      <text:p text:style-name="P1"/>
      <text:p text:style-name="P1"><text:tab/></text:p>
      <text:p text:style-name="P1"><text:tab/></text:p>
      <text:p text:style-name="P1"><text:tab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2:17:13.838171392</meta:creation-date>
    <dc:date>2016-10-20T12:29:54.649680956</dc:date>
    <meta:editing-duration>PT12M46S</meta:editing-duration>
    <meta:editing-cycles>2</meta:editing-cycles>
    <meta:generator>LibreOffice/4.4.5.2$Linux_X86_64 LibreOffice_project/40$Build-2</meta:generator>
    <meta:print-date>2016-10-20T12:28:39.853059469</meta:print-date>
    <meta:document-statistic meta:table-count="0" meta:image-count="0" meta:object-count="0" meta:page-count="7" meta:paragraph-count="166" meta:word-count="1502" meta:character-count="9464" meta:non-whitespace-character-count="7973"/>
  </office:meta>
</office:document-meta>
</file>